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1: Установка системных программ и применение команд операционных систем (МОС ОС)</text:p>
      <text:p text:style-name="P2">Задание 1</text:p>
      <text:p text:style-name="P2"><text:s text:c="6"/>mkdir ~/Desktop/ПрактическаяРабота1</text:p>
      <text:p text:style-name="P2"><text:s text:c="6"/>touch ~/Desktop/ПрактическаяРабота1/file1.txt ~/Desktop/ПрактическаяРабота1/file2.txt ~/Desktop/ПрактическаяРабота1/file3.txt</text:p>
      <text:p text:style-name="P2"/>
      <text:p text:style-name="P2">Работа в МОС ОС начата </text:p>
      <text:p text:style-name="P2">Задание 2</text:p>
      <text:p text:style-name="P2">history</text:p>
      <text:p text:style-name="P2"/>
      <text:p text:style-name="P2"><text:s text:c="4"/>1 <text:s/>[2024-10-30 14:12:50] /ipconfig</text:p>
      <text:p text:style-name="P2"><text:s text:c="4"/>2 <text:s/>[2024-10-30 14:12:57] ipconfig</text:p>
      <text:p text:style-name="P2"><text:s text:c="4"/>3 <text:s/>[2024-10-30 14:13:07] /ip</text:p>
      <text:p text:style-name="P2"><text:s text:c="4"/>4 <text:s/>[2024-10-30 14:13:18] мать сдохла</text:p>
      <text:p text:style-name="P2"><text:s text:c="4"/>5 <text:s/>[2024-10-30 14:14:07] ip addr show</text:p>
      <text:p text:style-name="P2"><text:s text:c="4"/>6 <text:s/>[2024-12-03 17:41:27] touch ~/Практическая_Работа_1</text:p>
      <text:p text:style-name="P2"><text:s text:c="4"/>7 <text:s/>[2024-12-03 17:48:12] справка</text:p>
      <text:p text:style-name="P2"><text:s text:c="4"/>8 <text:s/>[2024-12-03 17:49:05] mkdir ~/Практическая_Работа_1</text:p>
      <text:p text:style-name="P2"><text:s text:c="4"/>9 <text:s/>[2024-12-03 17:49:49] touch ~/Практическая_Работа_1/file1.txt</text:p>
      <text:p text:style-name="P2"><text:s text:c="3"/>10 <text:s/>[2024-12-03 17:50:57] ~/ПрактическаяРабота1/file2.txt</text:p>
      <text:p text:style-name="P2"><text:s text:c="3"/>11 <text:s/>[2024-12-03 17:52:19] ~/Практическая_Работа_1.file2.txt</text:p>
      <text:p text:style-name="P2"><text:s text:c="3"/>12 <text:s/>[2024-12-03 17:52:56] touch ~/Практическая_Работа_1.file2.txt</text:p>
      <text:p text:style-name="P2"><text:s text:c="3"/>13 <text:s/>[2024-12-03 17:53:22] touch ~/Практическая_Работа_1.file3.txt</text:p>
      <text:p text:style-name="P2"><text:s text:c="3"/>14 <text:s/>[2024-12-03 17:55:00] touch ~/Практическая_Работа_1/file2.txt</text:p>
      <text:p text:style-name="P2"><text:s text:c="3"/>15 <text:s/>[2024-12-03 17:55:16] touch ~/Практическая_Работа_1/file3.txt</text:p>
      <text:p text:style-name="P2"><text:s text:c="3"/>16 <text:s/>[2024-12-03 17:58:46] list</text:p>
      <text:p text:style-name="P2"><text:s text:c="3"/>17 <text:s/>[2024-12-03 17:59:59] install --help</text:p>
      <text:p text:style-name="P2"><text:s text:c="3"/>18 <text:s/>[2024-12-03 18:06:25] install texteditor</text:p>
      <text:p text:style-name="P2"><text:s text:c="3"/>19 <text:s/>[2024-12-03 18:07:28] texteditor</text:p>
      <text:p text:style-name="P2"><text:s text:c="3"/>20 <text:s/>[2024-12-03 18:08:18] sysinfo</text:p>
      <text:p text:style-name="P2"><text:s text:c="3"/>21 <text:s/>[2024-12-03 18:09:07] history</text:p>
      <text:p text:style-name="P2">Контрольные вопросы:</text:p>
      <text:p text:style-name="P2">Как установить программу через терминал?</text:p>
      <text:p text:style-name="P2">Ввести команду для установки программы</text:p>
      <text:p text:style-name="P2"><text:s text:c="8"/>install {название программы}</text:p>
      <text:p text:style-name="P2">Какие команды вы использовали для проверки производительности?</text:p>
      <text:p text:style-name="P2">команду "performance"</text:p>
      <text:p text:style-name="P2">Как удалить установленную программу?</text:p>
      <text:p text:style-name="P2">Ввести команду для удаления программы</text:p>
      <text:p text:style-name="P2"><text:s text:c="8"/>remove {название программы}</text:p>
      <text:p text:style-name="P2"/>
      <text:p text:style-name="P2"/>
      <text:p text:style-name="P2"/>
      <text:p text:style-name="P2"><text:soft-page-break/>Работу выполнял Белый Олег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3T19:07:36.733983308</dc:date>
    <meta:editing-duration>PT1M3S</meta:editing-duration>
    <meta:editing-cycles>1</meta:editing-cycles>
    <meta:document-statistic meta:table-count="0" meta:image-count="0" meta:object-count="0" meta:page-count="2" meta:paragraph-count="38" meta:word-count="166" meta:character-count="1708" meta:non-whitespace-character-count="1459"/>
    <meta:generator>LibreOffice/7.6.2.1$Linux_X86_64 LibreOffice_project/60$Build-1</meta:generator>
  </office:meta>
</office:document-meta>
</file>